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fo:language="en" fo:country="US" officeooo:rsid="00198a3c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officeooo:rsid="001741e6" officeooo:paragraph-rsid="001741e6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fo:language="en" fo:country="US" officeooo:rsid="0018c789" officeooo:paragraph-rsid="0018c789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language="en" fo:country="US" fo:font-weight="normal" officeooo:rsid="0022187c" officeooo:paragraph-rsid="0022187c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language="en" fo:country="US" fo:font-style="normal" fo:font-weight="normal" officeooo:rsid="0024d46b" officeooo:paragraph-rsid="0024d46b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language="en" fo:country="US" fo:font-style="normal" fo:font-weight="normal" officeooo:rsid="0029b8d5" officeooo:paragraph-rsid="0029b8d5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language="en" fo:country="US" fo:font-style="normal" fo:font-weight="normal" officeooo:rsid="002b4b6d" officeooo:paragraph-rsid="002b4b6d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language="en" fo:country="US" fo:font-style="normal" fo:font-weight="normal" officeooo:rsid="002fd73a" officeooo:paragraph-rsid="002fd73a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paragraph-rsid="0029b8d5"/>
    </style:style>
    <style:style style:name="P16" style:family="paragraph" style:parent-style-name="Standard">
      <style:paragraph-properties fo:text-align="justify" style:justify-single-word="false"/>
      <style:text-properties officeooo:paragraph-rsid="0024d46b"/>
    </style:style>
    <style:style style:name="P17" style:family="paragraph" style:parent-style-name="Standard">
      <style:paragraph-properties fo:text-align="justify" style:justify-single-word="false"/>
      <style:text-properties fo:language="en" fo:country="US"/>
    </style:style>
    <style:style style:name="P18" style:family="paragraph" style:parent-style-name="Standard">
      <style:paragraph-properties fo:text-align="justify" style:justify-single-word="false"/>
      <style:text-properties fo:language="en" fo:country="US" officeooo:paragraph-rsid="0018c789"/>
    </style:style>
    <style:style style:name="P19" style:family="paragraph" style:parent-style-name="Standard">
      <style:paragraph-properties fo:text-align="justify" style:justify-single-word="false"/>
      <style:text-properties fo:language="en" fo:country="US" officeooo:paragraph-rsid="00264fb1"/>
    </style:style>
    <style:style style:name="P20" style:family="paragraph" style:parent-style-name="Standard">
      <style:paragraph-properties fo:text-align="justify" style:justify-single-word="false"/>
      <style:text-properties fo:language="en" fo:country="US" officeooo:paragraph-rsid="00279ecf"/>
    </style:style>
    <style:style style:name="P21" style:family="paragraph" style:parent-style-name="Subtitle">
      <style:paragraph-properties fo:text-align="start" style:justify-single-word="false"/>
    </style:style>
    <style:style style:name="P22" style:family="paragraph" style:parent-style-name="Subtitle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3" style:family="paragraph" style:parent-style-name="Subtitle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P24" style:family="paragraph" style:parent-style-name="Subtitle">
      <style:paragraph-properties fo:text-align="start" style:justify-single-word="false"/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P25" style:family="paragraph" style:parent-style-name="Subtitle">
      <style:paragraph-properties fo:text-align="start" style:justify-single-word="false"/>
      <style:text-properties fo:language="en" fo:country="US" fo:font-style="normal" fo:font-weight="bold" officeooo:paragraph-rsid="0018c789" style:font-style-asian="normal" style:font-weight-asian="bold" style:font-style-complex="normal" style:font-weight-complex="bold"/>
    </style:style>
    <style:style style:name="P26" style:family="paragraph" style:parent-style-name="Subtitle">
      <style:paragraph-properties fo:text-align="start" style:justify-single-word="false"/>
      <style:text-properties fo:language="en" fo:country="US"/>
    </style:style>
    <style:style style:name="P27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P28" style:family="paragraph" style:parent-style-name="Title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b4b6d" style:font-style-asian="normal" style:font-style-complex="normal"/>
    </style:style>
    <style:style style:name="T4" style:family="text">
      <style:text-properties fo:font-style="normal" officeooo:rsid="002fd73a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1741e6"/>
    </style:style>
    <style:style style:name="T7" style:family="text">
      <style:text-properties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size="14pt" fo:language="en" fo:country="US" fo:font-style="normal" fo:font-weight="bold" officeooo:rsid="002fd73a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language="en" fo:country="US" fo:font-style="normal" fo:font-weight="normal" officeooo:rsid="00295812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language="en" fo:country="US" fo:font-style="normal" fo:font-weight="normal" officeooo:rsid="002b4b6d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language="en" fo:country="US" fo:font-style="normal" fo:font-weight="normal" officeooo:rsid="002ce759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fo:language="en" fo:country="US" fo:font-style="normal" fo:font-weight="normal" officeooo:rsid="002fd73a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ize="14pt" fo:language="en" fo:country="US" fo:font-style="normal" fo:font-weight="normal" officeooo:rsid="0029b8d5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4pt" fo:language="en" fo:country="US" fo:font-style="normal" fo:font-weight="normal" officeooo:rsid="002a2e82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ize="14pt" fo:language="en" fo:country="US" fo:font-style="normal" fo:font-weight="normal" officeooo:rsid="002b0359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language="en" fo:country="US" fo:font-style="normal" fo:font-weight="normal" officeooo:rsid="0031ca25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size="14pt" fo:language="en" fo:country="US" fo:font-style="normal" fo:font-weight="normal" officeooo:rsid="0024d46b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language="en" fo:country="US" fo:font-style="normal" fo:font-weight="normal" officeooo:rsid="00255207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size="14pt" fo:language="en" fo:country="US" fo:font-style="normal" fo:font-weight="normal" officeooo:rsid="00264fb1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officeooo:rsid="001741e6" style:font-size-asian="14pt" style:font-size-complex="14pt"/>
    </style:style>
    <style:style style:name="T24" style:family="text">
      <style:text-properties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0198a3c" style:font-size-asian="14pt" style:font-weight-asian="normal" style:font-size-complex="14pt" style:font-weight-complex="normal"/>
    </style:style>
    <style:style style:name="T26" style:family="text">
      <style:text-properties fo:font-size="14pt" fo:font-weight="normal" officeooo:rsid="001e6ef4" style:font-size-asian="14pt" style:font-weight-asian="normal" style:font-size-complex="14pt" style:font-weight-complex="normal"/>
    </style:style>
    <style:style style:name="T27" style:family="text">
      <style:text-properties fo:font-size="14pt" fo:font-weight="normal" officeooo:rsid="001cca8d" style:font-size-asian="14pt" style:font-weight-asian="normal" style:font-size-complex="14pt" style:font-weight-complex="normal"/>
    </style:style>
    <style:style style:name="T28" style:family="text">
      <style:text-properties fo:font-size="14pt" fo:font-weight="normal" officeooo:rsid="001efc3c" style:font-size-asian="14pt" style:font-weight-asian="normal" style:font-size-complex="14pt" style:font-weight-complex="normal"/>
    </style:style>
    <style:style style:name="T29" style:family="text">
      <style:text-properties fo:font-size="14pt" fo:font-weight="normal" officeooo:rsid="002076a9" style:font-size-asian="14pt" style:font-weight-asian="normal" style:font-size-complex="14pt" style:font-weight-complex="normal"/>
    </style:style>
    <style:style style:name="T30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font-size="14pt" fo:font-style="normal" fo:font-weight="bold" officeooo:rsid="0022b00e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size="14pt" fo:font-style="normal" fo:font-weight="normal" officeooo:rsid="00245623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size="14pt" fo:font-style="normal" fo:font-weight="normal" officeooo:rsid="00264fb1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size="14pt" fo:font-style="normal" fo:font-weight="normal" officeooo:rsid="0027208a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size="14pt" fo:font-style="normal" fo:font-weight="normal" officeooo:rsid="00279ecf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officeooo:rsid="00255207"/>
    </style:style>
    <style:style style:name="T39" style:family="text">
      <style:text-properties officeooo:rsid="00264fb1"/>
    </style:style>
    <style:style style:name="T40" style:family="text">
      <style:text-properties officeooo:rsid="00289ff7"/>
    </style:style>
    <style:style style:name="T41" style:family="text">
      <style:text-properties officeooo:rsid="0029b8d5"/>
    </style:style>
    <style:style style:name="T42" style:family="text">
      <style:text-properties officeooo:rsid="002a2e82"/>
    </style:style>
    <style:style style:name="T43" style:family="text">
      <style:text-properties officeooo:rsid="002b0359"/>
    </style:style>
    <style:style style:name="T44" style:family="text">
      <style:text-properties officeooo:rsid="002fd73a"/>
    </style:style>
    <style:style style:name="T45" style:family="text">
      <style:text-properties officeooo:rsid="0031ca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Bootloader communication protocol</text:p>
      <text:p text:style-name="P4">Protocol version: 1</text:p>
      <text:p text:style-name="P5"/>
      <text:p text:style-name="P25"><text:span text:style-name="T23">Default connection settings (via UART)</text:span></text:p>
      <text:p text:style-name="P18"><text:span text:style-name="T22"><text:tab/>- </text:span><text:span text:style-name="T23">baudrate</text:span><text:span text:style-name="T22">: 57600</text:span><text:span text:style-name="T23">;</text:span></text:p>
      <text:p text:style-name="P2"><text:tab/>- <text:span text:style-name="T6">8 data bits;</text:span></text:p>
      <text:p text:style-name="P17"><text:span text:style-name="T22"><text:tab/>- 1 </text:span><text:span text:style-name="T23">stop bit;</text:span></text:p>
      <text:p text:style-name="P17"><text:span text:style-name="T22"><text:tab/>- </text:span><text:span text:style-name="T23">no parity control.</text:span></text:p>
      <text:p text:style-name="P2"/>
      <text:p text:style-name="P24">Bootloader enter (default)</text:p>
      <text:p text:style-name="P6">To enter bootloader pull specified in HAL/Defines.inc pin (ListenPind) to ground and then reset MCU. If bootloader started, then LedPin, specified in the same file, will become high.</text:p>
      <text:p text:style-name="P3"/>
      <text:p text:style-name="P23">Commands</text:p>
      <text:p text:style-name="P2"/>
      <text:p text:style-name="P24">Device identification</text:p>
      <text:p text:style-name="P17"><text:span text:style-name="T25">Send one byte to device</text:span><text:span text:style-name="T24">:</text:span></text:p>
      <text:p text:style-name="P17"><text:span text:style-name="T24"><text:tab/>'</text:span><text:span text:style-name="T30">I</text:span><text:span text:style-name="T24">' (</text:span><text:span text:style-name="T25">ASCII</text:span><text:span text:style-name="T24"> </text:span><text:span text:style-name="T30">0x49</text:span><text:span text:style-name="T24">)<text:tab/><text:tab/><text:tab/><text:tab/><text:tab/><text:tab/><text:tab/><text:tab/>(1 </text:span><text:span text:style-name="T25">byte</text:span><text:span text:style-name="T24">)</text:span></text:p>
      <text:p text:style-name="P1"/>
      <text:p text:style-name="P17"><text:span text:style-name="T25">Bootloader will answer</text:span><text:span text:style-name="T24">:</text:span></text:p>
      <text:p text:style-name="P17"><text:span text:style-name="T24"><text:tab/>'</text:span><text:span text:style-name="T30">FBL</text:span><text:span text:style-name="T24">' – </text:span><text:span text:style-name="T25">bootloader signature</text:span><text:span text:style-name="T24"> <text:tab/><text:tab/><text:tab/><text:tab/><text:tab/><text:tab/>(3 </text:span><text:span text:style-name="T25">byte</text:span><text:span text:style-name="T24">)</text:span></text:p>
      <text:p text:style-name="P1"/>
      <text:p text:style-name="P17"><text:span text:style-name="T24"><text:tab/>VER – </text:span><text:span text:style-name="T25">protocol version, currently</text:span><text:span text:style-name="T24"> = </text:span><text:span text:style-name="T30">0x01</text:span><text:span text:style-name="T24"> <text:tab/><text:tab/><text:tab/><text:tab/>(1 </text:span><text:span text:style-name="T25">byte</text:span><text:span text:style-name="T24">)</text:span></text:p>
      <text:p text:style-name="P1"/>
      <text:p text:style-name="P17"><text:span text:style-name="T24"><text:tab/></text:span><text:span text:style-name="T26">VID</text:span><text:span text:style-name="T24">2 </text:span><text:span text:style-name="T26">VID</text:span><text:span text:style-name="T24">1 </text:span><text:span text:style-name="T26">VID</text:span><text:span text:style-name="T24">0 – </text:span><text:span text:style-name="T27">vendor identitier (most significant byte first)</text:span><text:span text:style-name="T24"><text:tab/><text:tab/><text:tab/><text:tab/><text:tab/><text:tab/><text:tab/><text:tab/><text:tab/><text:tab/><text:tab/><text:tab/><text:tab/>(3 </text:span><text:span text:style-name="T27">bytes</text:span><text:span text:style-name="T24">)</text:span></text:p>
      <text:p text:style-name="P1"/>
      <text:p text:style-name="P17"><text:span text:style-name="T24"><text:tab/></text:span><text:span text:style-name="T28">MID</text:span><text:span text:style-name="T24">2 </text:span><text:span text:style-name="T28">MID</text:span><text:span text:style-name="T24">1 </text:span><text:span text:style-name="T28">MID</text:span><text:span text:style-name="T24">0 – </text:span><text:span text:style-name="T28">model identifier (most significant byte first)</text:span><text:span text:style-name="T24">. <text:tab/><text:tab/><text:tab/><text:tab/><text:tab/><text:tab/><text:tab/><text:tab/><text:tab/><text:tab/><text:tab/><text:tab/><text:tab/>(3 </text:span><text:span text:style-name="T28">bytes</text:span><text:span text:style-name="T24">)</text:span></text:p>
      <text:p text:style-name="P1"/>
      <text:p text:style-name="P17"><text:span text:style-name="T24"><text:tab/>SN3 SN2 SN1 SN0 – </text:span><text:span text:style-name="T29">device serial number (most signiticant byte first)</text:span><text:span text:style-name="T24">.<text:tab/><text:tab/><text:tab/><text:tab/><text:tab/><text:tab/><text:tab/><text:tab/><text:tab/><text:tab/><text:tab/><text:tab/>(4 </text:span><text:span text:style-name="T29">bytes</text:span><text:span text:style-name="T24">)</text:span></text:p>
      <text:p text:style-name="P1"/>
      <text:p text:style-name="P8">Totally response consist of 14 bytes.</text:p>
      <text:p text:style-name="P8">Issue this command first to identify device.</text:p>
      <text:p text:style-name="P9"/>
      <text:p text:style-name="P26"><text:soft-page-break/><text:span text:style-name="T32">FLASH page write</text:span><text:span text:style-name="T31">:</text:span></text:p>
      <text:p text:style-name="P17"><text:span text:style-name="T34">Send two bytes to device</text:span><text:span text:style-name="T33">:</text:span></text:p>
      <text:p text:style-name="P17"><text:span text:style-name="T33"><text:tab/>'</text:span><text:span text:style-name="T30">W</text:span><text:span text:style-name="T33">' (</text:span><text:span text:style-name="T34">ASCII</text:span><text:span text:style-name="T33"> </text:span><text:span text:style-name="T30">0x57</text:span><text:span text:style-name="T33">)<text:tab/><text:tab/><text:tab/><text:tab/><text:tab/><text:tab/><text:tab/><text:tab/>(1 </text:span><text:span text:style-name="T34">byte</text:span><text:span text:style-name="T33">)</text:span></text:p>
      <text:p text:style-name="P9"/>
      <text:p text:style-name="P17"><text:span text:style-name="T33"><text:tab/>PGADDR – </text:span><text:span text:style-name="T34">page address (aka page number)</text:span><text:span text:style-name="T33">.<text:tab/><text:tab/><text:tab/>(1 </text:span><text:span text:style-name="T34">byte</text:span><text:span text:style-name="T33">)</text:span></text:p>
      <text:p text:style-name="P9"/>
      <text:p text:style-name="P10">Device checks page addres and returns one byte:</text:p>
      <text:p text:style-name="P10"><text:tab/>0x00 — address is correct, device is ready to accept data,</text:p>
      <text:p text:style-name="P10"><text:tab/><text:span text:style-name="T41">or</text:span></text:p>
      <text:p text:style-name="P10"><text:tab/>0<text:span text:style-name="T41">x</text:span>01 — address is incorrect (e.g. attempt to write into read-only bootloader pages).</text:p>
      <text:p text:style-name="P9"><text:tab/></text:p>
      <text:p text:style-name="P10">If address is correct, you need to send data to write. Send:</text:p>
      <text:p text:style-name="P16"><text:span text:style-name="T19"><text:tab/>DATA — data to write, byte </text:span><text:span text:style-name="T20">at the lower address</text:span><text:span text:style-name="T19"> first.<text:tab/><text:tab/><text:tab/><text:tab/><text:tab/><text:tab/><text:tab/><text:tab/><text:tab/><text:tab/><text:tab/><text:tab/><text:tab/><text:tab/><text:tab/></text:span><text:span text:style-name="T21">(</text:span><text:span text:style-name="T18">page size </text:span><text:span text:style-name="T20">bytes</text:span><text:span text:style-name="T21">)</text:span></text:p>
      <text:p text:style-name="P9"/>
      <text:p text:style-name="P19"><text:span text:style-name="T35">When all bytes is received, page is being erased and rewritten. </text:span><text:span text:style-name="T36">When rewrite is completed device returns:</text:span></text:p>
      <text:p text:style-name="P19"><text:span text:style-name="T36"><text:tab/>0x00<text:tab/><text:tab/><text:tab/><text:tab/><text:tab/><text:tab/><text:tab/><text:tab/><text:tab/><text:tab/>(1 byte)</text:span></text:p>
      <text:p text:style-name="P19"><text:span text:style-name="T36"/></text:p>
      <text:p text:style-name="P20"><text:span text:style-name="T36">A</text:span><text:span text:style-name="T37">fter getting this 0x00 byte you are free to issue next command.</text:span></text:p>
      <text:p text:style-name="P1"/>
      <text:p text:style-name="P22">FLASH page read</text:p>
      <text:p text:style-name="P9"><text:span text:style-name="T40">Send two bytes to device</text:span>:</text:p>
      <text:p text:style-name="P14"><text:span text:style-name="T10"><text:tab/>'</text:span><text:span text:style-name="T7">R</text:span><text:span text:style-name="T10">' (</text:span><text:span text:style-name="T11">ASCII</text:span><text:span text:style-name="T10"> </text:span><text:span text:style-name="T7">0x052</text:span><text:span text:style-name="T10">)<text:tab/><text:tab/><text:tab/><text:tab/><text:tab/><text:tab/><text:tab/><text:tab/>(1 </text:span><text:span text:style-name="T11">byte</text:span><text:span text:style-name="T10">)</text:span></text:p>
      <text:p text:style-name="P9"/>
      <text:p text:style-name="P14"><text:span text:style-name="T10"><text:tab/>PGADDR – </text:span><text:span text:style-name="T11">page address</text:span><text:span text:style-name="T10"><text:tab/><text:tab/><text:tab/><text:tab/><text:tab/><text:tab/>(1 </text:span><text:span text:style-name="T11">byte</text:span><text:span text:style-name="T10">)</text:span></text:p>
      <text:p text:style-name="P9"/>
      <text:p text:style-name="P11">Device reads page (any page can be read, including bootloader) and returns:</text:p>
      <text:p text:style-name="P11"><text:tab/>0x00 – page read successfully</text:p>
      <text:p text:style-name="P11"><text:tab/>or</text:p>
      <text:p text:style-name="P11"><text:tab/><text:span text:style-name="T42">0x01 – error happened.</text:span></text:p>
      <text:p text:style-name="P11"/>
      <text:p text:style-name="P11"><text:tab/><text:span text:style-name="T42">If page read successfully, then after 0x00 immediately follows</text:span></text:p>
      <text:p text:style-name="P15"><text:span text:style-name="T15"><text:tab/></text:span><text:span text:style-name="T16">DATA – page data, </text:span><text:span text:style-name="T17">byte at lower address first</text:span><text:span text:style-name="T16"><text:tab/><text:tab/>(</text:span><text:span text:style-name="T18">page size</text:span><text:span text:style-name="T16"> bytes)</text:span></text:p>
      <text:p text:style-name="P9"/>
      <text:p text:style-name="P27"><text:span text:style-name="T2">EEPROM </text:span><text:span text:style-name="T3">write</text:span><text:span text:style-name="T2">:</text:span></text:p>
      <text:p text:style-name="P12">Send to device</text:p>
      <text:p text:style-name="P14"><text:span text:style-name="T10"><text:tab/>'</text:span><text:span text:style-name="T7">w</text:span><text:span text:style-name="T10">' (</text:span><text:span text:style-name="T12">ASCII</text:span><text:span text:style-name="T10"> </text:span><text:span text:style-name="T7">0x77</text:span><text:span text:style-name="T10">)<text:tab/><text:tab/><text:tab/><text:tab/><text:tab/><text:tab/><text:tab/><text:tab/>(1 </text:span><text:span text:style-name="T12">byte</text:span><text:span text:style-name="T10">)</text:span></text:p>
      <text:p text:style-name="P14"><text:span text:style-name="T10"><text:tab/>BYTE – </text:span><text:span text:style-name="T12">first byte to write (EEPROM address 0x00)</text:span><text:span text:style-name="T10"><text:tab/><text:tab/>(1 байт)</text:span></text:p>
      <text:p text:style-name="P9"/>
      <text:p text:style-name="P14"><text:soft-page-break/><text:span text:style-name="T13">Device writes byte and returns</text:span><text:span text:style-name="T10">:</text:span></text:p>
      <text:p text:style-name="P14"><text:span text:style-name="T10"><text:tab/>'</text:span><text:span text:style-name="T7">n</text:span><text:span text:style-name="T10">' – </text:span><text:span text:style-name="T13">in this case send next data byte</text:span><text:span text:style-name="T10"><text:tab/><text:tab/><text:tab/><text:tab/><text:tab/>(1 </text:span><text:span text:style-name="T14">byte</text:span><text:span text:style-name="T10">)</text:span></text:p>
      <text:p text:style-name="P9">ИЛИ</text:p>
      <text:p text:style-name="P14"><text:span text:style-name="T10"><text:tab/>'</text:span><text:span text:style-name="T7">f</text:span><text:span text:style-name="T10">' – </text:span><text:span text:style-name="T13">in this case operation is completed</text:span><text:span text:style-name="T10"><text:tab/><text:tab/><text:tab/><text:tab/>(1 </text:span><text:span text:style-name="T14">byte</text:span><text:span text:style-name="T10">)</text:span></text:p>
      <text:p text:style-name="P9"/>
      <text:p text:style-name="P9"/>
      <text:p text:style-name="P27"><text:span text:style-name="T2">EEPROM </text:span><text:span text:style-name="T4">read</text:span><text:span text:style-name="T2">:</text:span></text:p>
      <text:p text:style-name="P14"><text:span text:style-name="T14">Send to device</text:span><text:span text:style-name="T10">:</text:span></text:p>
      <text:p text:style-name="P14"><text:span text:style-name="T10"><text:tab/>'</text:span><text:span text:style-name="T7">r</text:span><text:span text:style-name="T10">' (</text:span><text:span text:style-name="T14">ASCII</text:span><text:span text:style-name="T10"> </text:span><text:span text:style-name="T7">0x072</text:span><text:span text:style-name="T10">)<text:tab/><text:tab/><text:tab/><text:tab/><text:tab/><text:tab/><text:tab/><text:tab/>(1 </text:span><text:span text:style-name="T14">byte</text:span><text:span text:style-name="T10">)</text:span></text:p>
      <text:p text:style-name="P9"/>
      <text:p text:style-name="P13">Device reads EEPROM and returns:</text:p>
      <text:p text:style-name="P13"><text:tab/>DATA – EEPROM content (byte for 0x00 address first)<text:tab/><text:tab/>(EEPROM size bytes).</text:p>
      <text:p text:style-name="P1"><text:span text:style-name="T2"/></text:p>
      <text:p text:style-name="P9"/>
      <text:p text:style-name="P21"><text:span text:style-name="T9">Firmware exit</text:span><text:span text:style-name="T8">:</text:span></text:p>
      <text:p text:style-name="P14"><text:span text:style-name="T14">Send to device</text:span><text:span text:style-name="T10">:</text:span></text:p>
      <text:p text:style-name="P14"><text:span text:style-name="T10"><text:tab/>'</text:span><text:span text:style-name="T7">Q</text:span><text:span text:style-name="T10">' (</text:span><text:span text:style-name="T14">ASCII</text:span><text:span text:style-name="T10"> </text:span><text:span text:style-name="T7">0x51)</text:span><text:span text:style-name="T10"><text:tab/><text:tab/><text:tab/><text:tab/><text:tab/><text:tab/><text:tab/><text:tab/>(1 </text:span><text:span text:style-name="T14">byte</text:span><text:span text:style-name="T10">)</text:span></text:p>
      <text:p text:style-name="P9"/>
      <text:p text:style-name="P14"><text:span text:style-name="T14">Device will answer</text:span><text:span text:style-name="T10">:</text:span></text:p>
      <text:p text:style-name="P14"><text:span text:style-name="T10"><text:tab/>'</text:span><text:span text:style-name="T7">B</text:span><text:span text:style-name="T10">' (</text:span><text:span text:style-name="T14">ASCII</text:span><text:span text:style-name="T10"> </text:span><text:span text:style-name="T7">0x42</text:span><text:span text:style-name="T10">) <text:tab/><text:tab/><text:tab/><text:tab/><text:tab/><text:tab/><text:tab/><text:tab/>(1 </text:span><text:span text:style-name="T14">byte</text:span><text:span text:style-name="T10">)</text:span></text:p>
      <text:p text:style-name="P13">and reboot into the main firmware.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ртем Ветро</meta:initial-creator>
    <meta:creation-date>2011-04-02T12:14:57.19</meta:creation-date>
    <dc:date>2020-11-22T10:54:31.426028299</dc:date>
    <meta:editing-duration>PT8H19M59S</meta:editing-duration>
    <meta:editing-cycles>52</meta:editing-cycles>
    <meta:generator>LibreOffice/7.0.3.1$Linux_X86_64 LibreOffice_project/00$Build-1</meta:generator>
    <meta:document-statistic meta:table-count="0" meta:image-count="0" meta:object-count="0" meta:page-count="3" meta:paragraph-count="64" meta:word-count="396" meta:character-count="2526" meta:non-whitespace-character-count="2007"/>
  </office:meta>
</office:document-meta>
</file>